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24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left="1.27cm" fo:margin-right="0cm" fo:text-indent="0cm" style:auto-text-indent="false"/>
    </style:style>
    <style:style style:name="P6" style:family="paragraph" style:parent-style-name="Text_20_body">
      <style:text-properties fo:font-weight="normal"/>
    </style:style>
    <style:style style:name="P7" style:family="paragraph" style:parent-style-name="Text_20_body" style:list-style-name="L1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2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3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weight="normal" officeooo:paragraph-rsid="00183488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color="#000000" fo:font-size="12pt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183488" style:text-blinking="false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1988b1" style:text-blinking="false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1b788f" style:text-blinking="false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444444" style:text-line-through-style="none" style:text-line-through-type="none" style:font-name="Times New Roman" fo:font-size="12pt" fo:font-style="normal" style:text-underline-style="none" style:text-blinking="false"/>
    </style:style>
    <style:style style:name="T5" style:family="text">
      <style:text-properties fo:font-variant="normal" fo:text-transform="none" fo:color="#444444" style:text-line-through-style="none" style:text-line-through-type="none" style:font-name="Times New Roman" fo:font-size="12pt" fo:font-style="normal" style:text-underline-style="none" officeooo:rsid="00183488" style:text-blinking="false"/>
    </style:style>
    <style:style style:name="T6" style:family="text">
      <style:text-properties fo:font-variant="normal" fo:text-transform="none" style:text-line-through-style="none" style:text-line-through-type="none" style:font-name="Times New Roman" fo:font-style="normal" style:text-underline-style="none" style:text-blink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74a61a02-3638-8196-b2f2-523b670514ea"/></text:p>
      <text:p text:style-name="P2">UFF - Universidade Federal Fluminense</text:p>
      <text:p text:style-name="P2">Sistemas de Informação</text:p>
      <text:p text:style-name="P2">Redes I - Professor Diego Passos</text:p>
      <text:p text:style-name="P2">18 de Outubro de 2017</text:p>
      <text:p text:style-name="P1"><text:line-break/><text:line-break/><text:line-break/><text:line-break/><text:line-break/><text:line-break/><text:line-break/><text:line-break/></text:p>
      <text:p text:style-name="P4">Relatório do primeiro trabalho de Redes I</text:p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3">Integrantes:</text:p>
      <text:p text:style-name="P3">Alexandre Cardoso</text:p>
      <text:p text:style-name="P3">Beatriz Souza</text:p>
      <text:p text:style-name="P3">Daniel Cardoso</text:p>
      <text:p text:style-name="P3">Ricardo Junior</text:p>
      <text:p text:style-name="P3"><text:soft-page-break/>Rodrigo Cavote</text:p>
      <text:p text:style-name="P2">Instruções de Compilação e uso:</text:p>
      <text:list xml:id="list8853855570679857755" text:style-name="L1">
        <text:list-item>
          <text:p text:style-name="P7">Inicializar uma instância do arquivo Truco.py (Servidor)</text:p>
        </text:list-item>
        <text:list-item>
          <text:p text:style-name="P7">Inicializar uma instância do arquivo Cliente.py</text:p>
        </text:list-item>
        <text:list-item>
          <text:p text:style-name="P7">Para cada conexão deve-se informar nome do jogador, IP e a porta do servidor. O array de jogadores contabilizam as conexões e o servidor só iniciará o jogo quando se tiver 4 conexões.</text:p>
        </text:list-item>
      </text:list>
      <text:p text:style-name="P5"/>
      <text:p text:style-name="P2">Descrição geral dos módulos que compõem a implementação:</text:p>
      <text:p text:style-name="P2">Arquivo Truco.py</text:p>
      <text:list xml:id="list770691809511838673" text:style-name="L2">
        <text:list-item>
          <text:p text:style-name="P8">Classe Carta</text:p>
          <text:list>
            <text:list-item>
              <text:p text:style-name="P8">Define as cartas do baralho com valor, naipe, poder e visibilidade.</text:p>
            </text:list-item>
          </text:list>
        </text:list-item>
        <text:list-item>
          <text:p text:style-name="P8">Classe Deck</text:p>
          <text:list>
            <text:list-item>
              <text:p text:style-name="P8">Define um baralho e sua inicialização já embaralhado. Também possui rotinas para das as três cartas de cada jogador e do vira. </text:p>
            </text:list-item>
          </text:list>
        </text:list-item>
        <text:list-item>
          <text:p text:style-name="P8">Classe Player</text:p>
          <text:list>
            <text:list-item>
              <text:p text:style-name="P8">Define e inicializa um jogador com uma mão de cartas.</text:p>
            </text:list-item>
          </text:list>
        </text:list-item>
        <text:list-item>
          <text:p text:style-name="P8">Classe  Hand</text:p>
          <text:list>
            <text:list-item>
              <text:p text:style-name="P8">Define a mão de um jogador.</text:p>
            </text:list-item>
          </text:list>
        </text:list-item>
        <text:list-item>
          <text:p text:style-name="P8">Classe Partida</text:p>
          <text:list>
            <text:list-item>
              <text:p text:style-name="P8">Define a partida e a equipe que a venceu.</text:p>
            </text:list-item>
          </text:list>
        </text:list-item>
        <text:list-item>
          <text:p text:style-name="P8">Classe Rodada</text:p>
          <text:list>
            <text:list-item>
              <text:p text:style-name="P8">Define uma rodada em uma partida e a dupla que a venceu.</text:p>
            </text:list-item>
          </text:list>
        </text:list-item>
        <text:list-item>
          <text:p text:style-name="P8">Classe Game</text:p>
          <text:list>
            <text:list-item>
              <text:p text:style-name="P8">Inicializa o jogo com os quatro jogadores. </text:p>
            </text:list-item>
          </text:list>
        </text:list-item>
      </text:list>
      <text:p text:style-name="P5"/>
      <text:p text:style-name="P2">Arquivo Cliente.py</text:p>
      <text:list xml:id="list2533713495113093928" text:style-name="L3">
        <text:list-item>
          <text:p text:style-name="P9">Função conecta_server usada para estabelecer a conexão</text:p>
        </text:list-item>
        <text:list-item>
          <text:p text:style-name="P9">Classe Jogador</text:p>
          <text:list>
            <text:list-item>
              <text:p text:style-name="P9">Armazena nome e conexão de cada jogador</text:p>
            </text:list-item>
          </text:list>
        </text:list-item>
      </text:list>
      <text:p text:style-name="P5"/>
      <text:p text:style-name="P12"><text:span text:style-name="T6">Descrição do protocolo de comunicação usado:</text:span></text:p>
      <text:p text:style-name="P11"><text:span text:style-name="T1"><text:tab/>O servidor iniciado fica aguardando a conexão de Clientes.</text:span></text:p>
      <text:p text:style-name="P11"><text:span text:style-name="T1"><text:tab/>O cliente envia no pacote, o endereço do servidor e o numero da porta, para se conectar.</text:span></text:p>
      <text:p text:style-name="P11"><text:soft-page-break/><text:span text:style-name="T1"><text:tab/></text:span><text:span text:style-name="T2">O servidor mantem a contagem de quantos jogadores estão aguardando a partida começar, com 4 </text:span><text:span text:style-name="T3">é enviada uma mensagem de inicio da partida do servidor para os clientes.</text:span><text:span text:style-name="T5"><text:line-break/><text:tab/></text:span></text:p>
      <text:p text:style-name="P10"><text:span text:style-name="T4"><text:tab/></text:span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8:00:27.730803909</meta:creation-date>
    <dc:date>2017-10-19T18:20:50.498994772</dc:date>
    <meta:editing-duration>PT5M3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" meta:paragraph-count="43" meta:word-count="287" meta:character-count="1678" meta:non-whitespace-character-count="1415"/>
  </office:meta>
</office:document-meta>
</file>